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P20" style:family="paragraph" style:parent-style-name="Standard">
      <style:text-properties officeooo:rsid="001ca5d5" officeooo:paragraph-rsid="001ca5d5"/>
    </style:style>
    <style:style style:name="P21" style:family="paragraph" style:parent-style-name="Standard">
      <style:text-properties officeooo:rsid="001dde7c" officeooo:paragraph-rsid="001dde7c"/>
    </style:style>
    <style:style style:name="P22" style:family="paragraph" style:parent-style-name="Standard">
      <style:text-properties officeooo:rsid="001dde7c" officeooo:paragraph-rsid="00209f1b"/>
    </style:style>
    <style:style style:name="P23" style:family="paragraph" style:parent-style-name="Standard">
      <style:text-properties officeooo:rsid="00209f1b" officeooo:paragraph-rsid="00209f1b"/>
    </style:style>
    <style:style style:name="P24" style:family="paragraph" style:parent-style-name="Standard">
      <style:text-properties officeooo:rsid="00222d21" officeooo:paragraph-rsid="00222d21"/>
    </style:style>
    <style:style style:name="P25" style:family="paragraph" style:parent-style-name="Standard">
      <style:text-properties officeooo:rsid="00235957"/>
    </style:style>
    <style:style style:name="P26" style:family="paragraph" style:parent-style-name="Standard">
      <style:text-properties officeooo:rsid="00235957" officeooo:paragraph-rsid="00235957"/>
    </style:style>
    <style:style style:name="P27" style:family="paragraph" style:parent-style-name="Standard">
      <style:text-properties officeooo:rsid="00235957" officeooo:paragraph-rsid="00251143"/>
    </style:style>
    <style:style style:name="P28" style:family="paragraph" style:parent-style-name="Standard">
      <style:text-properties officeooo:rsid="00235957" officeooo:paragraph-rsid="002695bd"/>
    </style:style>
    <style:style style:name="P29" style:family="paragraph" style:parent-style-name="Standard">
      <style:text-properties officeooo:rsid="00235957" officeooo:paragraph-rsid="0028e2a6"/>
    </style:style>
    <style:style style:name="P30" style:family="paragraph" style:parent-style-name="Standard">
      <style:text-properties officeooo:rsid="00235957" officeooo:paragraph-rsid="00390f7b"/>
    </style:style>
    <style:style style:name="P31" style:family="paragraph" style:parent-style-name="Standard">
      <style:text-properties officeooo:rsid="00235957" officeooo:paragraph-rsid="0040d955"/>
    </style:style>
    <style:style style:name="P32" style:family="paragraph" style:parent-style-name="Standard">
      <style:text-properties officeooo:rsid="00235957" officeooo:paragraph-rsid="00419251"/>
    </style:style>
    <style:style style:name="P33" style:family="paragraph" style:parent-style-name="Standard">
      <style:text-properties officeooo:rsid="00235957" officeooo:paragraph-rsid="00431b7e"/>
    </style:style>
    <style:style style:name="P34" style:family="paragraph" style:parent-style-name="Standard">
      <style:text-properties officeooo:rsid="00235957" officeooo:paragraph-rsid="00438e7c"/>
    </style:style>
    <style:style style:name="P35" style:family="paragraph" style:parent-style-name="Standard">
      <style:text-properties officeooo:rsid="00235957" officeooo:paragraph-rsid="004561e1"/>
    </style:style>
    <style:style style:name="P36" style:family="paragraph" style:parent-style-name="Standard">
      <style:text-properties officeooo:rsid="00235957" officeooo:paragraph-rsid="0049589e"/>
    </style:style>
    <style:style style:name="P37" style:family="paragraph" style:parent-style-name="Standard">
      <style:text-properties officeooo:rsid="00235957" officeooo:paragraph-rsid="00556779"/>
    </style:style>
    <style:style style:name="P38" style:family="paragraph" style:parent-style-name="Standard">
      <style:text-properties officeooo:rsid="00235957" officeooo:paragraph-rsid="00562aa7"/>
    </style:style>
    <style:style style:name="P39" style:family="paragraph" style:parent-style-name="Standard">
      <style:text-properties officeooo:rsid="00235957" officeooo:paragraph-rsid="0058219c"/>
    </style:style>
    <style:style style:name="P40" style:family="paragraph" style:parent-style-name="Standard">
      <style:text-properties officeooo:rsid="00235957" officeooo:paragraph-rsid="005d330c"/>
    </style:style>
    <style:style style:name="P41" style:family="paragraph" style:parent-style-name="Standard">
      <style:text-properties officeooo:rsid="00235957" officeooo:paragraph-rsid="0030b315"/>
    </style:style>
    <style:style style:name="P42" style:family="paragraph" style:parent-style-name="Standard">
      <style:text-properties officeooo:rsid="00235957" officeooo:paragraph-rsid="006d7f4e"/>
    </style:style>
    <style:style style:name="P43" style:family="paragraph" style:parent-style-name="Standard">
      <style:text-properties officeooo:rsid="0028e2a6" officeooo:paragraph-rsid="002695bd"/>
    </style:style>
    <style:style style:name="P44" style:family="paragraph" style:parent-style-name="Standard">
      <style:text-properties officeooo:rsid="0028e2a6" officeooo:paragraph-rsid="0028e2a6"/>
    </style:style>
    <style:style style:name="P45" style:family="paragraph" style:parent-style-name="Standard">
      <style:text-properties officeooo:rsid="002cd359" officeooo:paragraph-rsid="002cd359"/>
    </style:style>
    <style:style style:name="P46" style:family="paragraph" style:parent-style-name="Standard">
      <style:text-properties officeooo:rsid="002cd359" officeooo:paragraph-rsid="002f5d7d"/>
    </style:style>
    <style:style style:name="P47" style:family="paragraph" style:parent-style-name="Standard">
      <style:text-properties officeooo:rsid="002cd359" officeooo:paragraph-rsid="0035cc4c"/>
    </style:style>
    <style:style style:name="P48" style:family="paragraph" style:parent-style-name="Standard">
      <style:text-properties officeooo:rsid="002ed173" officeooo:paragraph-rsid="002ed173"/>
    </style:style>
    <style:style style:name="P49" style:family="paragraph" style:parent-style-name="Standard">
      <style:text-properties officeooo:rsid="002ed173" officeooo:paragraph-rsid="00321711"/>
    </style:style>
    <style:style style:name="P50" style:family="paragraph" style:parent-style-name="Standard">
      <style:text-properties officeooo:rsid="002ed173" officeooo:paragraph-rsid="002cd359"/>
    </style:style>
    <style:style style:name="P51" style:family="paragraph" style:parent-style-name="Standard">
      <style:text-properties officeooo:rsid="002f5d7d" officeooo:paragraph-rsid="002f5d7d"/>
    </style:style>
    <style:style style:name="P52" style:family="paragraph" style:parent-style-name="Standard">
      <style:text-properties officeooo:rsid="002f9b6c" officeooo:paragraph-rsid="002f9b6c"/>
    </style:style>
    <style:style style:name="P53" style:family="paragraph" style:parent-style-name="Standard">
      <style:text-properties officeooo:rsid="0030b315" officeooo:paragraph-rsid="0030b315"/>
    </style:style>
    <style:style style:name="P54" style:family="paragraph" style:parent-style-name="Standard">
      <style:text-properties officeooo:rsid="0030b315" officeooo:paragraph-rsid="003b317b"/>
    </style:style>
    <style:style style:name="P55" style:family="paragraph" style:parent-style-name="Standard">
      <style:text-properties officeooo:rsid="00321711" officeooo:paragraph-rsid="00321711"/>
    </style:style>
    <style:style style:name="P56" style:family="paragraph" style:parent-style-name="Standard">
      <style:text-properties officeooo:rsid="00321711" officeooo:paragraph-rsid="005b4d3a"/>
    </style:style>
    <style:style style:name="P57" style:family="paragraph" style:parent-style-name="Standard">
      <style:text-properties officeooo:rsid="0033b936" officeooo:paragraph-rsid="0035cc4c"/>
    </style:style>
    <style:style style:name="P58" style:family="paragraph" style:parent-style-name="Standard">
      <style:text-properties officeooo:rsid="0035cc4c" officeooo:paragraph-rsid="0035cc4c"/>
    </style:style>
    <style:style style:name="P59" style:family="paragraph" style:parent-style-name="Standard">
      <style:text-properties officeooo:rsid="0035f328" officeooo:paragraph-rsid="0035f328"/>
    </style:style>
    <style:style style:name="P60" style:family="paragraph" style:parent-style-name="Standard">
      <style:text-properties officeooo:rsid="0037a822" officeooo:paragraph-rsid="0037a822"/>
    </style:style>
    <style:style style:name="P61" style:family="paragraph" style:parent-style-name="Standard">
      <style:text-properties officeooo:rsid="00390f7b" officeooo:paragraph-rsid="00390f7b"/>
    </style:style>
    <style:style style:name="P62" style:family="paragraph" style:parent-style-name="Standard">
      <style:text-properties officeooo:rsid="003921f7" officeooo:paragraph-rsid="003921f7"/>
    </style:style>
    <style:style style:name="P63" style:family="paragraph" style:parent-style-name="Standard">
      <style:text-properties officeooo:rsid="003ac46a" officeooo:paragraph-rsid="003ac46a"/>
    </style:style>
    <style:style style:name="P64" style:family="paragraph" style:parent-style-name="Standard">
      <style:text-properties officeooo:rsid="003b317b" officeooo:paragraph-rsid="003b317b"/>
    </style:style>
    <style:style style:name="P65" style:family="paragraph" style:parent-style-name="Standard">
      <style:text-properties officeooo:rsid="003d1e9b" officeooo:paragraph-rsid="003d1e9b"/>
    </style:style>
    <style:style style:name="P66" style:family="paragraph" style:parent-style-name="Standard">
      <style:text-properties officeooo:rsid="003d4371" officeooo:paragraph-rsid="003d4371"/>
    </style:style>
    <style:style style:name="P67" style:family="paragraph" style:parent-style-name="Standard">
      <style:text-properties officeooo:rsid="004561e1" officeooo:paragraph-rsid="004561e1"/>
    </style:style>
    <style:style style:name="P68" style:family="paragraph" style:parent-style-name="Standard">
      <style:text-properties officeooo:rsid="00472e61" officeooo:paragraph-rsid="00472e61"/>
    </style:style>
    <style:style style:name="P69" style:family="paragraph" style:parent-style-name="Standard">
      <style:text-properties officeooo:rsid="0047d68a" officeooo:paragraph-rsid="0047d68a"/>
    </style:style>
    <style:style style:name="P70" style:family="paragraph" style:parent-style-name="Standard">
      <style:text-properties officeooo:rsid="0049589e" officeooo:paragraph-rsid="0049589e"/>
    </style:style>
    <style:style style:name="P71" style:family="paragraph" style:parent-style-name="Standard">
      <style:text-properties officeooo:rsid="004ace81" officeooo:paragraph-rsid="004ace81"/>
    </style:style>
    <style:style style:name="P72" style:family="paragraph" style:parent-style-name="Standard">
      <style:text-properties officeooo:rsid="004c8de3" officeooo:paragraph-rsid="004c8de3"/>
    </style:style>
    <style:style style:name="P73" style:family="paragraph" style:parent-style-name="Standard">
      <style:text-properties officeooo:rsid="004cf11a" officeooo:paragraph-rsid="004cf11a"/>
    </style:style>
    <style:style style:name="P74" style:family="paragraph" style:parent-style-name="Standard">
      <style:text-properties officeooo:rsid="004e60c7" officeooo:paragraph-rsid="004e60c7"/>
    </style:style>
    <style:style style:name="P75" style:family="paragraph" style:parent-style-name="Standard">
      <style:text-properties officeooo:rsid="0053c04c" officeooo:paragraph-rsid="0053c04c"/>
    </style:style>
    <style:style style:name="P76" style:family="paragraph" style:parent-style-name="Standard">
      <style:text-properties officeooo:rsid="005481b0" officeooo:paragraph-rsid="005481b0"/>
    </style:style>
    <style:style style:name="P77" style:family="paragraph" style:parent-style-name="Standard">
      <style:text-properties officeooo:rsid="00556779" officeooo:paragraph-rsid="00556779"/>
    </style:style>
    <style:style style:name="P78" style:family="paragraph" style:parent-style-name="Standard">
      <style:text-properties officeooo:rsid="00562aa7" officeooo:paragraph-rsid="00562aa7"/>
    </style:style>
    <style:style style:name="P79" style:family="paragraph" style:parent-style-name="Standard">
      <style:text-properties officeooo:rsid="0058219c" officeooo:paragraph-rsid="00562aa7"/>
    </style:style>
    <style:style style:name="P80" style:family="paragraph" style:parent-style-name="Standard">
      <style:text-properties officeooo:rsid="0058219c" officeooo:paragraph-rsid="0058219c"/>
    </style:style>
    <style:style style:name="P81" style:family="paragraph" style:parent-style-name="Standard">
      <style:text-properties officeooo:rsid="005ab509" officeooo:paragraph-rsid="005ab509"/>
    </style:style>
    <style:style style:name="P82" style:family="paragraph" style:parent-style-name="Standard">
      <style:text-properties officeooo:rsid="005ab509" officeooo:paragraph-rsid="00632aac"/>
    </style:style>
    <style:style style:name="P83" style:family="paragraph" style:parent-style-name="Standard">
      <style:text-properties officeooo:rsid="00617f44" officeooo:paragraph-rsid="00617f44"/>
    </style:style>
    <style:style style:name="P84" style:family="paragraph" style:parent-style-name="Standard">
      <style:text-properties officeooo:rsid="00625430" officeooo:paragraph-rsid="00625430"/>
    </style:style>
    <style:style style:name="P85" style:family="paragraph" style:parent-style-name="Standard">
      <style:text-properties officeooo:rsid="00632aac" officeooo:paragraph-rsid="00632aac"/>
    </style:style>
    <style:style style:name="P86" style:family="paragraph" style:parent-style-name="Standard">
      <style:text-properties officeooo:rsid="00653709" officeooo:paragraph-rsid="00653709"/>
    </style:style>
    <style:style style:name="P87" style:family="paragraph" style:parent-style-name="Standard">
      <style:text-properties officeooo:rsid="006d7f4e" officeooo:paragraph-rsid="006d7f4e"/>
    </style:style>
    <style:style style:name="P88" style:family="paragraph" style:parent-style-name="Standard">
      <style:text-properties officeooo:rsid="00715bbb" officeooo:paragraph-rsid="00715bbb"/>
    </style:style>
    <style:style style:name="P89" style:family="paragraph" style:parent-style-name="Standard">
      <style:text-properties officeooo:rsid="0072a47c" officeooo:paragraph-rsid="0072a47c"/>
    </style:style>
    <style:style style:name="P90" style:family="paragraph" style:parent-style-name="Standard">
      <style:text-properties officeooo:rsid="00744f84" officeooo:paragraph-rsid="00744f84"/>
    </style:style>
    <style:style style:name="P91" style:family="paragraph" style:parent-style-name="Standard">
      <style:text-properties officeooo:rsid="00769d44" officeooo:paragraph-rsid="00769d44"/>
    </style:style>
    <style:style style:name="P92" style:family="paragraph" style:parent-style-name="Standard">
      <style:text-properties officeooo:rsid="00769d44" officeooo:paragraph-rsid="00744f84"/>
    </style:style>
    <style:style style:name="P93" style:family="paragraph" style:parent-style-name="Standard">
      <style:text-properties officeooo:rsid="0076e126" officeooo:paragraph-rsid="0076e126"/>
    </style:style>
    <style:style style:name="P94" style:family="paragraph" style:parent-style-name="Standard">
      <style:text-properties officeooo:rsid="007a0b7f" officeooo:paragraph-rsid="007a0b7f"/>
    </style:style>
    <style:style style:name="P95" style:family="paragraph" style:parent-style-name="Standard">
      <style:text-properties officeooo:rsid="000b1980" officeooo:paragraph-rsid="000b1980"/>
    </style:style>
    <style:style style:name="P96" style:family="paragraph" style:parent-style-name="Standard">
      <style:text-properties officeooo:rsid="0008f69f" officeooo:paragraph-rsid="007a5ae1"/>
    </style:style>
    <style:style style:name="P97" style:family="paragraph" style:parent-style-name="Standard">
      <style:text-properties officeooo:rsid="0008ef20" officeooo:paragraph-rsid="007bb022"/>
    </style:style>
    <style:style style:name="P98" style:family="paragraph" style:parent-style-name="Standard">
      <style:text-properties officeooo:rsid="007bb022" officeooo:paragraph-rsid="007bb022"/>
    </style:style>
    <style:style style:name="P99" style:family="paragraph" style:parent-style-name="Standard">
      <style:text-properties officeooo:rsid="007a0b7f" officeooo:paragraph-rsid="007a0b7f"/>
    </style:style>
    <style:style style:name="P100" style:family="paragraph" style:parent-style-name="Standard">
      <style:text-properties officeooo:rsid="007bbfd3" officeooo:paragraph-rsid="007bbfd3"/>
    </style:style>
    <style:style style:name="P101" style:family="paragraph" style:parent-style-name="Standard">
      <style:text-properties officeooo:rsid="00235957" officeooo:paragraph-rsid="0058219c"/>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style:style style:name="T27" style:family="text">
      <style:text-properties officeooo:rsid="0069167b"/>
    </style:style>
    <style:style style:name="T28" style:family="text">
      <style:text-properties officeooo:rsid="006a1db0"/>
    </style:style>
    <style:style style:name="T29" style:family="text">
      <style:text-properties officeooo:rsid="006e48e2"/>
    </style:style>
    <style:style style:name="T30" style:family="text">
      <style:text-properties officeooo:rsid="006fe5e3"/>
    </style:style>
    <style:style style:name="T31" style:family="text">
      <style:text-properties officeooo:rsid="007bbf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Key to the city</text:p>
      <text:p text:style-name="P96">Combat</text:p>
      <text:p text:style-name="P96">The frightened townsfolk run about in panic, alternating between fleeing, looting, and pointing at something horrible and shreeking. Whatever has beset this community (DM’s choice), a hero is required to put a stop to it. Once the city is safe, the group will be whisked away, before time for even a thank you...</text:p>
      <text:p text:style-name="P1"/>
      <text:p text:style-name="P1"/>
      <text:p text:style-name="P97">Generation Ship</text:p>
      <text:p text:style-name="P98">Task</text:p>
      <text:p text:style-name="P97">You stand in a large room. Huge windows show the engines of your space ship. Beyond, you can see stars whipping past in the blackness of space. All around you are glass tubes, where sleeping people float suspended in vats of viscious fluid. A large clock takes up most of one wall, reading ‘T -minus 999 days until ship reaches the exit.’ Hopefully you’ve got a plan, or this will be one looooong voyage...</text:p>
      <text:p text:style-name="P97"/>
      <text:p text:style-name="P97"/>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text:span text:style-name="T22">Dollhouse</text:span></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ext:soft-page-break/>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75">Task</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text:soft-page-break/></text:p>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ext:soft-page-break/>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20">Home with Company</text:p>
      <text:p text:style-name="P20">Combat</text:p>
      <text:p text:style-name="P20">Is the world larger? Or are you just smaller... <text:s/></text:p>
      <text:p text:style-name="P20">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0"/>
      <text:p text:style-name="P20"/>
      <text:p text:style-name="P21">Boxing Ring</text:p>
      <text:p text:style-name="P21">Combat</text:p>
      <text:p text:style-name="P21">Ding ding ding! You come to awareness with the dinging of a bell. One of your group members is your coach, yelling advice in your ear. Big soft glove are secured to your hands. And in the opposing corner... <text:s/></text:p>
      <text:p text:style-name="P21">A monster. A brute. A creature so looming and vicous that the very earth shudders benath its feet (DM's choice.) <text:s/></text:p>
      <text:p text:style-name="P21">You must survive three rounds. Have fun! <text:s/></text:p>
      <text:p text:style-name="P21"/>
      <text:p text:style-name="P21"/>
      <text:p text:style-name="P21">Empty Room</text:p>
      <text:p text:style-name="P21">Task</text:p>
      <text:p text:style-name="P21">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1">Wow. If this<text:span text:style-name="T9"> placeholder</text:span> scenario makes it into the final product, the editor really dropped the ball on this. <text:s/></text:p>
      <text:p text:style-name="P21"/>
      <text:p text:style-name="P21"/>
      <text:p text:style-name="P23">Apparently Empty Room.</text:p>
      <text:p text:style-name="P23">Task</text:p>
      <text:p text:style-name="P23">(DM Instructions: DO NOT READ THIS OUT LOUD. This room contains a trap, the nature of which is up to you. Snake Pits, swinging blades, 10 ton weights, and bees are classic examples. Please read the following description:)</text:p>
      <text:p text:style-name="P22">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2">Wow. If this<text:span text:style-name="T9"> placeholder</text:span> scenario makes it into the final product, the editor really dropped the ball on this. <text:s/></text:p>
      <text:p text:style-name="P22"/>
      <text:p text:style-name="P22"/>
      <text:p text:style-name="P24"><text:soft-page-break/>Sinking Ship</text:p>
      <text:p text:style-name="P24">Task</text:p>
      <text:p text:style-name="P24">The iceberg has done its damage, and the ship is going down. You're below decks, and the water is already up to your knees. You've got to get to a life raft... just like the other thousand odd panicked human beings. </text:p>
      <text:p text:style-name="P24">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6"/>
      <text:p text:style-name="P26"/>
      <text:p text:style-name="P26">Melee with Cheese</text:p>
      <text:p text:style-name="P26">Combat</text:p>
      <text:p text:style-name="P26">You've been dropped on an island, with along with your team, and 99 other murderers and psycopaths. To win this twisted game, you and your group must be the only people left alive, standing atop the tower in the middle of the island.</text:p>
      <text:p text:style-name="P24"/>
      <text:p text:style-name="P24"/>
      <text:p text:style-name="P27">Mirror room</text:p>
      <text:p text:style-name="P27"><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6"/>
      <text:p text:style-name="P28">Bouncer</text:p>
      <text:p text:style-name="P28"><text:span text:style-name="T11">Social</text:span><text:line-break/>There is a line of people waiting to get through the next door, the line kept orderly by a velvet rope. A burly man in a tight black shirt and sunglasses stands, arms folded, letting people in or turning them away as he pleases.<text:span text:style-name="T11"> You've got to make it inside to win this scenario, but that most daunting of obstacles stands in your way: Judgement of your inherant worth by an authority figure in front of a crowd.</text:span></text:p>
      <text:p text:style-name="P28"/>
      <text:p text:style-name="P43"/>
      <text:p text:style-name="P44">Wired to Blow</text:p>
      <text:p text:style-name="P44">Task</text:p>
      <text:p text:style-name="P44">The door to this room is wired to a complicated device. Cables snake over it, cylinders jut from it, and cylinders emblazoned with the symbols for biohazard, radiation hazard, and poison protrude from it. <text:s/></text:p>
      <text:p text:style-name="P44">Flipping open a panel, you can see a tangle of different colored wires. Cut the right one, and the door will open. Cut the wrong one...</text:p>
      <text:p text:style-name="P26"/>
      <text:p text:style-name="P26"/>
      <text:p text:style-name="P44">Creepy Room</text:p>
      <text:p text:style-name="P44">Social</text:p>
      <text:p text:style-name="P44">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4"/>
      <text:p text:style-name="P44"/>
      <text:p text:style-name="P29"/>
      <text:p text:style-name="P45">Submarine</text:p>
      <text:p text:style-name="P51">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51"><text:soft-page-break/>You have gotten into an arguement with the ship's cook in the galley, after being served gruel for the 9th consequtive meal. Resolve this culinary dispute. Quietly. <text:s/></text:p>
      <text:p text:style-name="P51"/>
      <text:p text:style-name="P46"/>
      <text:p text:style-name="P45">Upside down house</text:p>
      <text:p text:style-name="P76">Navigation</text:p>
      <text:p text:style-name="P51">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51"/>
      <text:p text:style-name="P51"/>
      <text:p text:style-name="P52">Flammable room</text:p>
      <text:p text:style-name="P76">Navigation</text:p>
      <text:p text:style-name="P52">There's an acrid, sulphurous aroma in the air to this room. Your feet splash through puddles of oil. The furnature appears to be constructed from sticks of dynamite, and... yes, you can definitely smell a gas leak. <text:s/></text:p>
      <text:p text:style-name="P52">A sweet old nan in a rocking chair fumbles about for a box of matches, pipe already clasped in her lips. <text:s/></text:p>
      <text:p text:style-name="P52">The door to exit this scenario stands open at the other end of the room. <text:s/></text:p>
      <text:p text:style-name="P52"/>
      <text:p text:style-name="P52"/>
      <text:p text:style-name="P47">Clock tower</text:p>
      <text:p text:style-name="P58">Navigation</text:p>
      <text:p text:style-name="P57">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51"/>
      <text:p text:style-name="P51"/>
      <text:p text:style-name="P59">Haunted House</text:p>
      <text:p text:style-name="P59">Combat</text:p>
      <text:p text:style-name="P59">The moon peaks through the dense clouds, a flash of ligthning briefly illuminating this decrepit, looming mansion. Rumour has it that at least a werewolf, a vampire, a mummy, and frankenstein (deal with it) have taken up residence. But that can't be true. Survive one night to win this scenario. <text:s/></text:p>
      <text:p text:style-name="P59"/>
      <text:p text:style-name="P59"/>
      <text:p text:style-name="P59">Squirrel Army</text:p>
      <text:p text:style-name="P59">Combat</text:p>
      <text:p text:style-name="P59">You've really done it this time. You angered the squirrels. They can climb. They can bite. They store nuts for the winter, and their numbers are legion. Every single squirrel on this planet wants you dead. Good luck! <text:s/></text:p>
      <text:p text:style-name="P59"/>
      <text:p text:style-name="P59"/>
      <text:p text:style-name="P59">Roller Coaster</text:p>
      <text:p text:style-name="P59">Task</text:p>
      <text:p text:style-name="P59">A bar comes down over your shoulders, locking you into your seat. Ahead of you, a normal roller coaster... except for the spinning blades, flamethrowers, pendulums, and the unforunate fact that one end of the tracks points out over a cliff. </text:p>
      <text:p text:style-name="P59"/>
      <text:p text:style-name="P59"/>
      <text:p text:style-name="P60">Cabin in the Woods</text:p>
      <text:p text:style-name="P60">Combat</text:p>
      <text:p text:style-name="P60">You should not have read the arcane text written on that dusty tomb. The woods around you seem to come alive. Some... THING is trying to get in. Or maybe it's hear already. Survive the night to escape this scenario. </text:p>
      <text:p text:style-name="P60"/>
      <text:p text:style-name="P60"/>
      <text:p text:style-name="P60">Zoo</text:p>
      <text:p text:style-name="P60"><text:soft-page-break/>Combat</text:p>
      <text:p text:style-name="P60">Lions and Tigers and Bears? Oh my! Without warning, every cage, gate, fence, and floodgate in this zoo falls open, releasing the animals inside. Try to escape, without becoming the meal of some hungry, vengeful predator. <text:s/></text:p>
      <text:p text:style-name="P60"/>
      <text:p text:style-name="P60"/>
      <text:p text:style-name="P61">Field with Sheep</text:p>
      <text:p text:style-name="P61">Combat</text:p>
      <text:p text:style-name="P61">You stand in the middle of a peaceful field, rolling hills tumbling in all directions. Sheep and cows stupidly chew in the background. Although... now that you think about it, they do seem to have surrounded you. And are those... are those fangs? <text:s/></text:p>
      <text:p text:style-name="P61">Survive your encounter with carnivourous livestock to escape this scenario. <text:s/></text:p>
      <text:p text:style-name="P61"/>
      <text:p text:style-name="P61"/>
      <text:p text:style-name="P30">Runaway train</text:p>
      <text:p text:style-name="P30"><text:span text:style-name="T14">Combat</text:span><text:line-break/>This train is barrelling straight off a partially built bridge. The key is in the locomotive, and the exit door in the caboose. And packed in every carriage, cabin, and cargo container are both passengers, and goons who have been given your description.</text:p>
      <text:p text:style-name="P30"/>
      <text:p text:style-name="P62">The room you're in right now</text:p>
      <text:p text:style-name="P62">Task</text:p>
      <text:p text:style-name="P62">Look around. That's where the group finds itself. Oh no. Gosh. However will you escape this diabolical situation? <text:s/></text:p>
      <text:p text:style-name="P62"/>
      <text:p text:style-name="P62"/>
      <text:p text:style-name="P63">Court Trial</text:p>
      <text:p text:style-name="P63">Social</text:p>
      <text:p text:style-name="P63">You find yourself in a court room, hands clasped in manicals, burly guards on either side. The judge presides at one end of the court, while the prosecuting lawyer makes his case. You've been framed for a crime (DM's choice). All the evidence is against you. How can you prove your innocense?</text:p>
      <text:p text:style-name="P63"/>
      <text:p text:style-name="P63"/>
      <text:p text:style-name="P54">Drinking contest.</text:p>
      <text:p text:style-name="P64">Social</text:p>
      <text:p text:style-name="P54">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54"/>
      <text:p text:style-name="P54"/>
      <text:p text:style-name="P65">Pendulum Bridge </text:p>
      <text:p text:style-name="P65">Combat</text:p>
      <text:p text:style-name="P65">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5"/>
      <text:p text:style-name="P65"/>
      <text:p text:style-name="P66">Gladiatorial Arena</text:p>
      <text:p text:style-name="P66">Combat</text:p>
      <text:p text:style-name="P66">The colluseum surrounds you, cheering crowds braying for blood, lorded over by a cruel emperor. Opposing you, an intimidating opponent of opponents (DM's choice). Fight for your life, but make it flashy, or the emperor will simply send more oponents until your luck runs out.</text:p>
      <text:p text:style-name="P66"/>
      <text:p text:style-name="P66"/>
      <text:p text:style-name="P31">Hell</text:p>
      <text:p text:style-name="P31"><text:soft-page-break/><text:span text:style-name="T16">Social</text:span><text:line-break/>The screams of the damned<text:span text:style-name="T16"> surround you</text:span>. A red skinned chap with a pitchfork<text:span text:style-name="T16"> looms over all</text:span>, and when you get a hold of whoever's playing that fiddle music you'll kill them. Again.<text:line-break/>You'll have to make a deal with the devil to get out of here, and he plays for keeps.</text:p>
      <text:p text:style-name="P66"/>
      <text:p text:style-name="P66"/>
      <text:p text:style-name="P32">Divider</text:p>
      <text:p text:style-name="P32"><text:span text:style-name="T17">Combat</text:span><text:line-break/>This normal looking man looks at you smuggly.<text:line-break/>"I'm going to stop you getting out of this room.<text:line-break/>If I die, two will take my place"<text:line-break/>To prove his point, he falls on his sword. In a puff of smoke, two stand where one there was one, each wielding a rapier.</text:p>
      <text:p text:style-name="P32"/>
      <text:p text:style-name="P32"/>
      <text:p text:style-name="P35">Strobe room</text:p>
      <text:p text:style-name="P35"><text:span text:style-name="T19">Combat</text:span><text:line-break/><text:span text:style-name="T18">People dance all around you, as disco music thumps up through the ground. The disco is lit with strobe lights. <text:s/>One by one, party goers drop dead, killed by some mysterious assassin. One of them must be responsible, striking between the flashes of the lights. Can you find and stop them before you yourself fall victim to the blade? <text:s/></text:span></text:p>
      <text:p text:style-name="P34"/>
      <text:p text:style-name="P67">Hostage Situation</text:p>
      <text:p text:style-name="P67">Social</text:p>
      <text:p text:style-name="P67">One of your group members (DM choice/Random) has been taken hostage by bad men. They want something precious of yours. Resolve this situation to escape the scenario. <text:s/></text:p>
      <text:p text:style-name="P67"/>
      <text:p text:style-name="P68"/>
      <text:p text:style-name="P68"><text:span text:style-name="T21">High Speed</text:span> Chase</text:p>
      <text:p text:style-name="P69">Navigation</text:p>
      <text:p text:style-name="P68">You're behind the wheel of a vehicle just big enough to fit your party. Flashing red and blue lights fill your rear view mirror, as you dodge and weave between cars in the busy city streets. Escape<text:span text:style-name="T20">!</text:span> </text:p>
      <text:p text:style-name="P68"/>
      <text:p text:style-name="P36">Carnivorous jungle</text:p>
      <text:p text:style-name="P70">Combat</text:p>
      <text:p text:style-name="P70">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70"/>
      <text:p text:style-name="P71">Snow place like home</text:p>
      <text:p text:style-name="P71">Task</text:p>
      <text:p text:style-name="P71">Twin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71"/>
      <text:p text:style-name="P71"/>
      <text:p text:style-name="P72">Frictionless room</text:p>
      <text:p text:style-name="P72">Navigation</text:p>
      <text:p text:style-name="P72">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72"/>
      <text:p text:style-name="P72"/>
      <text:p text:style-name="P73">Sports Ball</text:p>
      <text:p text:style-name="P73"><text:soft-page-break/>Task</text:p>
      <text:p text:style-name="P73">A whistle blows. It's game time. Around you, a densely packed stadium cheers exuberantly. You've been dropped in the middle of the (DM's choice) grand final and play has just commensed. The umpire watches like a hawk. By means fair or foul, you must win this match. <text:s/></text:p>
      <text:p text:style-name="P73"/>
      <text:p text:style-name="P73"/>
      <text:p text:style-name="P74">Sleeping Dragon</text:p>
      <text:p text:style-name="P74">Navigation</text:p>
      <text:p text:style-name="P74">A heap of gold glimmers and twinkles in the center of this cave. Atop, a slumbering dragon. Steal a single piece of treasure to defeat this scenario. <text:s/></text:p>
      <text:p text:style-name="P74">Oh. And also<text:span text:style-name="T24">,</text:span> the cave is littered with mouse traps, whoopie cushions, <text:span text:style-name="T23">potato crisps, </text:span>and a single inexplicably squeeky floorboard.</text:p>
      <text:p text:style-name="P74"/>
      <text:p text:style-name="P74"/>
      <text:p text:style-name="P37">Literal Pun Room</text:p>
      <text:p text:style-name="P77">Task</text:p>
      <text:p text:style-name="P77">This room is an infinate field of white. Until someone says 'I can't see anything!'. At which point, an ocean appears, the waves lapping at your feet. 'Okay... what's going on here?' A fluffy bunny bumps into your foot, head tilted quizically to one side. How would it know? <text:s/></text:p>
      <text:p text:style-name="P77"/>
      <text:p text:style-name="P38">Trash compactor room</text:p>
      <text:p text:style-name="P78">Task</text:p>
      <text:p text:style-name="P78">You are dumped into a pile of refuse, rancid water rising to your hips. Just when things couldn't get any worse... they do. The walls start closing in, the trash compactor pressing around you.</text:p>
      <text:p text:style-name="P78"/>
      <text:p text:style-name="P79"/>
      <text:p text:style-name="P39">Zeppelin<text:span text:style-name="T25"> Pirates</text:span></text:p>
      <text:p text:style-name="P80">Task</text:p>
      <text:p text:style-name="P80">Whoever said it was a bad idea to fill a Zeppelin with hydrogen had no idea what they were talking about. For air pirates, hydrogen is the only choice. A fat and slow helium zepilin lumbers ahead of you. Pillage and plunder to win this scenario. <text:s/></text:p>
      <text:p text:style-name="P80"/>
      <text:p text:style-name="P80"/>
      <text:p text:style-name="P81">Public Speaking</text:p>
      <text:p text:style-name="P81">Social</text:p>
      <text:p text:style-name="P81">You are standing in front of a crowd of thousands, cameras pointing at you from all directions. You have no idea what the occassion is, what they are expecting, or what to do. The DM will pick an event, but is not obligated to tell this event to you. You must deliver a speech which recieves a standing ovation. <text:s/></text:p>
      <text:p text:style-name="P81"/>
      <text:p text:style-name="P83"/>
      <text:p text:style-name="P83">Not a Yessir</text:p>
      <text:p text:style-name="P84">Social</text:p>
      <text:p text:style-name="P83">Not a follower. You find yourself in the middle of a platoon, marching towards certain doom on the heels of a brash task sergeant, while explosions blossum in the distance. <text:s/></text:p>
      <text:p text:style-name="P83">Nope. That's a whole can of nope that way. Slip out of formation without being seen, or you're as likely to be shot by your own side as by the enemy. <text:s/></text:p>
      <text:p text:style-name="P83"/>
      <text:p text:style-name="P83"/>
      <text:p text:style-name="P86">Plane-arium</text:p>
      <text:p text:style-name="P86">Navigation</text:p>
      <text:p text:style-name="P86">In the center of this circular room sits a blazing Sun. A complicated arrangement of clockwork planet and moons orbit it, travelling along circular tracks. The Sun is painful to look at even at a distance. Everything inside the room is scorched to cinders. The only safe places are in the shadows of the planets and moons, but those are in constant, rapid motion. <text:s/></text:p>
      <text:p text:style-name="P86">Make it to the other side of the room. <text:s/></text:p>
      <text:p text:style-name="P86"/>
      <text:p text:style-name="P86"><text:soft-page-break/></text:p>
      <text:p text:style-name="P86">Waterfall</text:p>
      <text:p text:style-name="P86">Navigation</text:p>
      <text:p text:style-name="P86">You're captain of a ship. Not the best captain. <text:span text:style-name="T27">Nor the best ship. But the captian, none-the-less. </text:span>Another captain would have turned the ship around before getting within the pull of the waterfall.<text:span text:style-name="T28"> A better ship would have life rafts, not that they would help in this exact situation.</text:span> As it stands, crew, passengers, and sailors are looking at you for guidance, as the ship accelerates towards the precipice. <text:s/></text:p>
      <text:p text:style-name="P86">Orders, captain? <text:s/></text:p>
      <text:p text:style-name="P86"/>
      <text:p text:style-name="P86"/>
      <text:p text:style-name="P42">Laser grid</text:p>
      <text:p text:style-name="P87">Navigation</text:p>
      <text:p text:style-name="P87">This smoke filled room is criss-crossed with twinking red laser lights. Maybe they set off an alarm. Maybe <text:span text:style-name="T29">they set off an</text:span> explosive. Or maybe they just <text:span text:style-name="T30">cleanly </text:span>bisect anything <text:span text:style-name="T30">who's</text:span> path crosses them<text:span text:style-name="T30">, neatly cuaterizing the stump.</text:span></text:p>
      <text:p text:style-name="P87">Best not to touch anything. <text:s/></text:p>
      <text:p text:style-name="P87"/>
      <text:p text:style-name="P87"/>
      <text:p text:style-name="P88">Stay puffed</text:p>
      <text:p text:style-name="P88">Combat</text:p>
      <text:p text:style-name="P88">A voice booms out, making you jump. "You will choose the form your annihilation will take." Try to keep your minds blank, people, because the next thing any of you says will be brough to life as a 60 foot monster, crashing through the town of this scenario. <text:s/></text:p>
      <text:p text:style-name="P88"/>
      <text:p text:style-name="P88"/>
      <text:p text:style-name="P89">On Show</text:p>
      <text:p text:style-name="P89">Social</text:p>
      <text:p text:style-name="P89">This room looks like a gymnasium. Parallel bars, balance beams, rings and matts litter the floor, and a stage stands at one end. There's nothing technically stopping you from just crossing the room and leaving through the opposite door, but there's something oddly sinister about the three plainly dressed middle aged judges sitting behind a desk, holding score cards. <text:s/></text:p>
      <text:p text:style-name="P89">Better get at least a 6.0 for your performance, or you're out. <text:s/></text:p>
      <text:p text:style-name="P89"/>
      <text:p text:style-name="P89"/>
      <text:p text:style-name="P90">Under Seige</text:p>
      <text:p text:style-name="P90">Combat</text:p>
      <text:p text:style-name="P90">You find yourself in a medival castle. The gate shakes as invaders try to batter it in, while ladders hit the walls and trebuchets rain down rocks. Survive the siege to survive the scenario. </text:p>
      <text:p text:style-name="P90">(Paired card! If the plan 'Besieging' has been drawn, that will be the plan you defend against.)</text:p>
      <text:p text:style-name="P90"/>
      <text:p text:style-name="P90"/>
      <text:p text:style-name="P90">Besieging</text:p>
      <text:p text:style-name="P90">Combat</text:p>
      <text:p text:style-name="P90">You and your army assail the walls of a medival castle. You've got catapults, battering rams, ladders, seige towers, and a thousand men at arms, but the defends have arrows, thick walls, and pots of scalding oil. Sack the castle to win this scenario.</text:p>
      <text:p text:style-name="P90">(Paired card! If the plan 'Under seige' has been drawn, that you be the plan you fight against.)</text:p>
      <text:p text:style-name="P90"/>
      <text:p text:style-name="P92"/>
      <text:p text:style-name="P93">Virtual Reality</text:p>
      <text:p text:style-name="P93">Task</text:p>
      <text:p text:style-name="P93">Explosions blossum around you, space ships flying overhead, and hordes of alien monsters surround you. Everything has a slightly unreal, low polygon aesthetic, though. Walking a few meters in one direction, you bump into an invisible wall. What's going on? How can you escape this less that virtuous reality? <text:s/></text:p>
      <text:p text:style-name="P93"/>
      <text:p text:style-name="P93"><text:soft-page-break/></text:p>
      <text:p text:style-name="P94">Bridge Keeper</text:p>
      <text:p text:style-name="P94">Social</text:p>
      <text:p text:style-name="P94">A wizened old man stands in the middle of this bridge, interogating any who pass. Fail to answer his question correctly (DM's choice) and you will explode violently, leaving only a pair of smoking boots.</text:p>
      <text:p text:style-name="P94"/>
      <text:p text:style-name="P94"/>
      <text:p text:style-name="P94">Construction Demoloition</text:p>
      <text:p text:style-name="P94">Combat</text:p>
      <text:p text:style-name="P94">Everyone at this construction site has gone stark raving made. A half built skyscraped looms overhead, while below, diggers, bulldozers, and even cranes fight to the death. You find yourself behind the wheel of one such vehicle. Last person standing wins. <text:s/></text:p>
      <text:p text:style-name="P94"/>
      <text:p text:style-name="P94"/>
      <text:p text:style-name="P94">Game of skill</text:p>
      <text:p text:style-name="P100">Task</text:p>
      <text:p text:style-name="P94">A moat seperates you from the other side of this room and the door, seemingly infinately deep and a good 2m wide. On your side of the moat are a number of rubber rings, balls, and water guns. On the other side, a shifty carnie mans a collection of games of skill. He'll drop the bridge across the moat... after you pay a fee and win a game, of course. <text:s/></text:p>
      <text:p text:style-name="P94"/>
      <text:p text:style-name="P94"/>
      <text:p text:style-name="P94">The Vents <text:s/></text:p>
      <text:p text:style-name="P100">Navigation</text:p>
      <text:p text:style-name="P94">The square, metal walls of the vent close around you claustrophobically. The maze of vents forks and loops around on themselves. Guards chatter innaneley in the complex beneath you, but they're the least of your concern: You think you're not alone up here. You just need to get to get out through the vent's main air intake... <text:s/></text:p>
      <text:p text:style-name="P39"/>
      <text:p text:style-name="P39"/>
      <text:p text:style-name="P39">The Playpen. </text:p>
      <text:p text:style-name="P100">Navigation</text:p>
      <text:p text:style-name="P39">The world seems very big, or maybe you're just very small. You and all your team are toddler versions of themselves, and their equipment is all toy versions of it. <text:span text:style-name="T31">You can hear warbling, impossibly deep and incomprehensible voices of looming, out of sight giants. Escape across the street to win the scenario. <text:s/></text:span></text:p>
      <text:p text:style-name="P39"/>
      <text:p text:style-name="P39"/>
      <text:p text:style-name="P33"/>
      <text:p text:style-name="P58">Prepped scenarios end here</text:p>
      <text:p text:style-name="P58">--------------------------------------------------------</text:p>
      <text:p text:style-name="P58">Brainstorm ideas follow</text:p>
      <text:p text:style-name="P58"/>
      <text:p text:style-name="P58"/>
      <text:p text:style-name="P85">Ancient Ritual</text:p>
      <text:p text:style-name="P85">Social</text:p>
      <text:p text:style-name="P85">All around you, cloaked figures chant and ...</text:p>
      <text:p text:style-name="P82"/>
      <text:p text:style-name="P82"/>
      <text:p text:style-name="P45"/>
      <text:p text:style-name="P45">Giant tree</text:p>
      <text:p text:style-name="P52">This tree is the size of a city, with a trunk as broad as an ocean, and leaves that could touch the stars. </text:p>
      <text:p text:style-name="P45"/>
      <text:p text:style-name="P45"/>
      <text:p text:style-name="P45">Edible house</text:p>
      <text:p text:style-name="P50"><text:soft-page-break/></text:p>
      <text:p text:style-name="P55"/>
      <text:p text:style-name="P55">Drug plantation</text:p>
      <text:p text:style-name="P56">Cops? Selling? Tra <text:span text:style-name="T26">Zeppelin </text:span>ps?</text:p>
      <text:p text:style-name="P55"/>
      <text:p text:style-name="P55">Desert</text:p>
      <text:p text:style-name="P55">Get to the other end without water.</text:p>
      <text:p text:style-name="P55">Youve got 4 liters, you need 6. How can you make it stretch.</text:p>
      <text:p text:style-name="P55">Oasis.</text:p>
      <text:p text:style-name="P49"/>
      <text:p text:style-name="P48"/>
      <text:p text:style-name="P48">Rampaging Elephant</text:p>
      <text:p text:style-name="P48"/>
      <text:p text:style-name="P51"/>
      <text:p text:style-name="P51">Land bridge at low tide.</text:p>
      <text:p text:style-name="P51">Have to do something before the tide comes in. </text:p>
      <text:p text:style-name="P51">Flooding. <text:s/></text:p>
      <text:p text:style-name="P51">Caves filling with water.</text:p>
      <text:p text:style-name="P51"/>
      <text:p text:style-name="P53">Shifting maze. The walls move.</text:p>
      <text:p text:style-name="P41"/>
      <text:p text:style-name="P26">Lord of the Files</text:p>
      <text:p text:style-name="P26">(Tribal inter office warefare).</text:p>
      <text:p text:style-name="P26"/>
      <text:p text:style-name="P40"><text:line-break/>Building with many rooms<text:line-break/><text:line-break/><text:line-break/><text:line-break/>Robot toaster uprising<text:line-break/><text:line-break/><text:line-break/>Lightening bolt room<text:line-break/><text:line-break/><text:line-break/><text:line-break/></text:p>
      <text:p text:style-name="P40"><text:line-break/>Get to the front of a float parade<text:line-break/><text:line-break/><text:line-break/>Rocky Cliff face harassed by vultures<text:line-break/><text:line-break/><text:line-break/>Castle under seige<text:line-break/><text:line-break/>Seiging a castle<text:line-break/><text:line-break/>Stuck in a pyramid or crypt<text:line-break/><text:line-break/><text:line-break/>Cave diving while the tide comes in<text:line-break/><text:line-break/><text:line-break/>Flooding room with the key out of reach<text:line-break/><text:line-break/>Rowboat in a ship going off a waterfall at the edge of the world<text:line-break/><text:soft-page-break/><text:line-break/><text:line-break/>Medusa<text:line-break/><text:line-break/>Kraken<text:line-break/><text:line-break/>Rock paper scissors with an ogre<text:line-break/><text:line-break/>Virtual reality.<text:line-break/>Just need to get out of here<text:line-break/>The exit is in the real world.</text:p>
      <text:p text:style-name="P25"/>
      <text:p text:style-name="P25"/>
      <text:p text:style-name="P91">Stranger than Fiction</text:p>
      <text:p text:style-name="P91">Social</text:p>
      <text:p text:style-name="P91">Suddenly, you hear a voice in your head, narrating what happens next. Get the book? Change the 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4T19:16:41.435661600</dc:date>
    <meta:editing-duration>P1DT8H37M15S</meta:editing-duration>
    <meta:editing-cycles>104</meta:editing-cycles>
    <meta:document-statistic meta:table-count="0" meta:image-count="0" meta:object-count="0" meta:page-count="13" meta:paragraph-count="276" meta:word-count="4914" meta:character-count="27779" meta:non-whitespace-character-count="22964"/>
  </office:meta>
</office:document-meta>
</file>